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automatic-styles>
    <style:style style:name="P1" style:family="paragraph" style:parent-style-name="Horizontal_20_Line">
      <style:paragraph-properties fo:padding="0cm" fo:border-left="none" fo:border-right="none" fo:border-top="none" fo:border-bottom="0.74pt solid #808080"/>
    </style:style>
    <style:style style:name="P2" style:family="paragraph" style:parent-style-name="Table_20_Contents">
      <style:text-properties style:font-name="Arial" fo:font-size="10pt" fo:font-style="italic"/>
    </style:style>
    <style:style style:name="P3" style:family="paragraph" style:parent-style-name="Table_20_Contents">
      <style:paragraph-properties fo:margin-top="0cm" fo:margin-bottom="0cm" style:contextual-spacing="false"/>
      <style:text-properties officeooo:paragraph-rsid="000226eb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999999" loext:opacity="100%" style:font-name="Arial" fo:font-size="10pt" fo:letter-spacing="normal" fo:font-style="normal" fo:font-weight="normal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fo:font-style="normal" fo:font-weight="bold"/>
    </style:style>
    <style:style style:name="T3" style:family="text">
      <style:text-properties style:font-name="Arial" fo:font-size="10pt" fo:font-style="normal" fo:font-weight="normal"/>
    </style:style>
    <style:style style:name="T4" style:family="text">
      <style:text-properties style:font-name="Arial" fo:font-size="10pt" fo:font-style="italic" fo:font-weight="normal"/>
    </style:style>
    <style:style style:name="T5" style:family="text">
      <style:text-properties fo:font-weight="bold"/>
    </style:style>
    <style:style style:name="T6" style:family="text">
      <style:text-properties style:font-name="Times New Roman" fo:font-size="14pt" fo:font-style="normal" fo:font-weight="normal"/>
    </style:style>
    <style:style style:name="T7" style:family="text">
      <style:text-properties style:font-name="Times New Roman" fo:font-size="10pt" fo:font-style="normal" fo:font-weight="bold"/>
    </style:style>
    <style:style style:name="T8" style:family="text">
      <style:text-properties fo:color="#cc0066" loext:opacity="100%"/>
    </style:style>
    <style:style style:name="T9" style:family="text">
      <style:text-properties fo:color="#cc0066" loext:opacity="100%" style:font-name="Arial" fo:font-size="10pt" fo:font-style="normal" fo:font-weight="bold"/>
    </style:style>
    <style:style style:name="T10" style:family="text">
      <style:text-properties officeooo:rsid="000226eb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Cv77<text:span text:style-name="T10"> </text:span>-<text:span text:style-name="T10"> </text:span>запросы</text:h>
      <text:p text:style-name="Standard"/>
      <text:p text:style-name="P3"> <text:a xlink:type="simple" xlink:href="#schema" text:style-name="Internet_20_link" text:visited-style-name="Visited_20_Internet_20_Link"><text:span text:style-name="T1">Общая схема</text:span></text:a><text:line-break/><draw:frame draw:style-name="fr1" draw:name="Зображення1 Copy 1" text:anchor-type="as-char" svg:width="0.212cm" svg:height="0.212cm" draw:z-index="0"><draw:image xlink:href="file:///home/kmserg/UCS-Skupiy/datatypes/06-queies/small_rombik.gif" xlink:type="simple" xlink:show="embed" xlink:actuate="onLoad"/></draw:frame> <text:a xlink:type="simple" xlink:href="#var" text:style-name="Internet_20_link" text:visited-style-name="Visited_20_Internet_20_Link"><text:span text:style-name="T1">Переменные в запросе</text:span></text:a><text:line-break/><draw:frame draw:style-name="fr1" draw:name="Зображення2 Copy 1" text:anchor-type="as-char" svg:width="0.212cm" svg:height="0.212cm" draw:z-index="1"><draw:image xlink:href="file:///home/kmserg/UCS-Skupiy/datatypes/06-queies/small_rombik.gif" xlink:type="simple" xlink:show="embed" xlink:actuate="onLoad"/></draw:frame> <text:a xlink:type="simple" xlink:href="#group" text:style-name="Internet_20_link" text:visited-style-name="Visited_20_Internet_20_Link"><text:span text:style-name="T1">Группировка и сортировка</text:span></text:a><text:span text:style-name="T1"><text:line-break/></text:span><text:span text:style-name="T1"><draw:frame draw:style-name="fr1" draw:name="Зображення3 Copy 1" text:anchor-type="as-char" svg:width="0.212cm" svg:height="0.212cm" draw:z-index="2"><draw:image xlink:href="file:///home/kmserg/UCS-Skupiy/datatypes/06-queies/small_rombik.gif" xlink:type="simple" xlink:show="embed" xlink:actuate="onLoad"/></draw:frame></text:span><text:span text:style-name="T1"> </text:span><text:a xlink:type="simple" xlink:href="#dblgroup" text:style-name="Internet_20_link" text:visited-style-name="Visited_20_Internet_20_Link"><text:span text:style-name="T1">Двойная группировка</text:span></text:a><text:span text:style-name="T1"><text:line-break/></text:span><text:span text:style-name="T1"><draw:frame draw:style-name="fr1" draw:name="Зображення4 Copy 1" text:anchor-type="as-char" svg:width="0.212cm" svg:height="0.212cm" draw:z-index="3"><draw:image xlink:href="file:///home/kmserg/UCS-Skupiy/datatypes/06-queies/small_rombik.gif" xlink:type="simple" xlink:show="embed" xlink:actuate="onLoad"/></draw:frame></text:span><text:span text:style-name="T1"> </text:span><text:a xlink:type="simple" xlink:href="#fn" text:style-name="Internet_20_link" text:visited-style-name="Visited_20_Internet_20_Link"><text:span text:style-name="T1">Функции в запросе</text:span></text:a><text:span text:style-name="T1"><text:line-break/></text:span><text:span text:style-name="T1"><draw:frame draw:style-name="fr1" draw:name="Зображення5 Copy 1" text:anchor-type="as-char" svg:width="0.212cm" svg:height="0.212cm" draw:z-index="4"><draw:image xlink:href="file:///home/kmserg/UCS-Skupiy/datatypes/06-queies/small_rombik.gif" xlink:type="simple" xlink:show="embed" xlink:actuate="onLoad"/></draw:frame></text:span> <text:a xlink:type="simple" xlink:href="#where" text:style-name="Internet_20_link" text:visited-style-name="Visited_20_Internet_20_Link"><text:span text:style-name="T1">Условие отбора</text:span></text:a></text:p>
      <text:p text:style-name="P1"/>
      <text:p text:style-name="P5"><text:bookmark text:name="schema"/><text:span text:style-name="T9">Общая схема выполнения запроса</text:span><text:span text:style-name="T7"><text:line-break/></text:span><text:span text:style-name="T3">Запрос -- это обращение к системе 1С с просьбой выбрать определенные данные из базы данных. Например, с помощью запроса можно быстро организовать выбор всех сотрудников с определенной должностью. Для организации запроса необходимо выполнить следующие действия.</text:span></text:p>
      <text:p text:style-name="P7">Запрос = СоздатьОбъект("Запрос");<text:line-break/>ТекстЗапроса = "&lt;текст запроса на особом языке запросов&gt;"<text:line-break/>Запрос.Выполнить(ТекстЗапроса);</text:p>
      <text:p text:style-name="P9">//далее идет обработка результатов запроса</text:p>
      <text:p text:style-name="P1"/>
      <text:p text:style-name="P4"><text:bookmark text:name="var"/><text:span text:style-name="T9">Переменные в запросе</text:span><text:span text:style-name="T7"><text:line-break/></text:span><text:span text:style-name="T3">С помощью переменных запроса происходит обращение к требуемым данным. Переменные запроса чаще всего ссылаются на справочники и документы. Кроме того можно ссылаться на журналы расчетов, регистры, бухгалтерские счета.</text:span></text:p>
      <text:p text:style-name="P8"><text:span text:style-name="T1">|ФИО = Справочник.Сотрудники.Наименование;<text:line-break/>|Долж = Справочник.Сотрудники.Должность;<text:line-break/>|ДатаПриема = Справочник.Сотрудники.ДатаПриема;<text:line-break/>|ДатаУвольнения = Справочник.Сотрудники.ДатаУвольнения;<text:line-break/>|";</text:span></text:p>
      <text:p text:style-name="P1"/>
      <text:p text:style-name="P4"><text:bookmark text:name="group"/><text:span text:style-name="T9">Группировка и сортировка</text:span><text:span text:style-name="T2"><text:line-break/></text:span><text:span text:style-name="T3">Практически в любом запросе есть ключевое слово Группировка. Оно означает, что нужно выбрать из таблицы только те записи, у которых значение определенного поля различается. Этот запрос выберет из справочника Сотрудники список используемых должностей и отсортирует этот список по алфавиту.</text:span></text:p>
      <text:p text:style-name="P6">Запрос = СоздатьОбъект("Запрос");<text:line-break/>ТекстЗапроса = "<text:line-break/>|Долж = Справочник.Сотрудники.Должность;<text:line-break/>|<text:span text:style-name="T5">Группировка</text:span> Долж упорядочить по Долж.Наименование;<text:line-break/>|";<text:line-break/>Запрос.Выполнить(ТекстЗапроса);<text:line-break/><text:line-break/>Пока Запрос.Группировка("Долж")=1 Цикл<text:line-break/>............Сообщить(Запрос.Долж);<text:line-break/>КонецЦикла;</text:p>
      <text:p text:style-name="P1"/>
      <text:p text:style-name="P4"><text:bookmark text:name="dblgroup"/><text:span text:style-name="T9">Двойная группировка</text:span><text:span text:style-name="T2"><text:line-break/></text:span><text:span text:style-name="T3">Этот запрос совершает очень полезную работу: он группирует всех сотрудников по должностям. Заметьте, что сначала идет группировка по должности, а затем по сотруднику, это очень </text:span><text:soft-page-break/><text:span text:style-name="T3">важно.</text:span><text:span text:style-name="T6"> </text:span><text:span text:style-name="T3">Обратите внимание на переменную запроса </text:span><text:span text:style-name="T4">Сотр</text:span><text:span text:style-name="T3">. Она ссылается на </text:span><text:span text:style-name="T4">строку</text:span><text:span text:style-name="T3"> справочника Сотрудники. Чтобы вывести ФИО сотрудника используется обращение к атрибуту объекта: </text:span><text:span text:style-name="T4">Сотр.Наименование</text:span><text:span text:style-name="T3">.</text:span></text:p>
      <text:p text:style-name="P6">Запрос = СоздатьОбъект("Запрос");<text:line-break/>ТекстЗапроса = "<text:line-break/>|Сотр = Справочник.Сотрудники.ТекущийЭлемент;<text:line-break/>|Долж = Справочник.Сотрудники.Должность;<text:line-break/>|<text:span text:style-name="T5">Группировка Долж</text:span> упорядочить по Долж.Наименование;<text:line-break/>|<text:span text:style-name="T5">Группировка Сотр</text:span> упорядочить по Сотр.Наименование;<text:line-break/>|";<text:line-break/>Запрос.Выполнить(ТекстЗапроса);<text:line-break/><text:line-break/>Пока Запрос.Группировка("Долж")=1 Цикл<text:line-break/>............Сообщить(Запрос.Долж);<text:line-break/>............Пока Запрос.Группировка("Сотр")=1 Цикл<text:line-break/>................Сообщить("......" + Запрос.Сотр.Наименование);<text:line-break/>............КонецЦикла;<text:line-break/>КонецЦикла;</text:p>
      <text:p text:style-name="P1"/>
      <text:p text:style-name="P4"><text:bookmark text:name="fn"/><text:span text:style-name="T9">Функции в запросе</text:span><text:span text:style-name="T7"><text:line-break/></text:span><text:span text:style-name="T3">Этот запрос совершает очень полезную работу: он подсчитывает, сколько сотрудников работает по каждой должности. Другие возможные функции приведены в Синтакс-помощнике.</text:span></text:p>
      <text:p text:style-name="P6">Запрос = СоздатьОбъект("Запрос");<text:line-break/>ТекстЗапроса = "<text:line-break/>|Долж = Справочник.Сотрудники.Должность;<text:line-break/>|Группировка Долж упорядочить по Долж.Наименование;<text:line-break/>|<text:span text:style-name="T5">Функция</text:span> Колво = Счётчик();<text:line-break/>|";<text:line-break/>Запрос.Выполнить(ТекстЗапроса);<text:line-break/><text:line-break/>Пока Запрос.Группировка("Долж")=1 Цикл<text:line-break/>...Сообщить("По должности " + Строка(Запрос.Долж) +<text:line-break/>.............." работает " + Строка(Запрос.Колво) + " чел.");<text:line-break/>КонецЦикла;</text:p>
      <text:p text:style-name="P1"/>
      <text:p text:style-name="P4"><text:bookmark text:name="where"/><text:span text:style-name="T9">Условие отбора</text:span><text:span text:style-name="T2"><text:line-break/></text:span><text:span text:style-name="T3">Часто требуется ограничить выборку только нужными значениями. Например, этот запрос выбирает всех сотрудников с определенной должностью.</text:span></text:p>
      <text:p text:style-name="P6">Запрос = СоздатьОбъект("Запрос");<text:line-break/>ТекстЗапроса = "<text:line-break/>|Сотр = Справочник.Сотрудники.ТекущийЭлемент;<text:line-break/>|КодДолж = Справочник.Сотрудники.Должность.Код;<text:line-break/>|Группировка Сотр упорядочить по Сотр.Наименование;<text:line-break/>|<text:span text:style-name="T5">Условие</text:span> (КодДолж = 7);<text:line-break/>|";<text:line-break/>Запрос.Выполнить(ТекстЗапроса);</text:p>
      <text:p text:style-name="P6">Пока Запрос.Группировка("Долж")=1 Цикл<text:line-break/>............Сообщить(Запрос.Сотр);<text:line-break/>КонецЦикла;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гій Шатній</meta:initial-creator>
    <meta:creation-date>2025-05-11T10:21:22.938516754</meta:creation-date>
    <dc:date>2025-05-11T10:22:53.791850326</dc:date>
    <dc:creator>Сергій Шатній</dc:creator>
    <meta:editing-duration>PT1M31S</meta:editing-duration>
    <meta:editing-cycles>1</meta:editing-cycles>
    <meta:document-statistic meta:table-count="0" meta:image-count="5" meta:object-count="0" meta:page-count="3" meta:paragraph-count="16" meta:word-count="374" meta:character-count="3534" meta:non-whitespace-character-count="3167"/>
    <meta:generator>LibreOffice/7.4.7.2$Linux_X86_64 LibreOffice_project/40$Build-2</meta:generator>
  </office:meta>
</office:document-meta>
</file>